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774c7" officeooo:paragraph-rsid="000774c7"/>
    </style:style>
    <style:style style:name="P2" style:family="paragraph" style:parent-style-name="Text_20_body" style:list-style-name="L1">
      <style:text-properties officeooo:rsid="0007ac9b" officeooo:paragraph-rsid="0007ac9b"/>
    </style:style>
    <style:style style:name="P3" style:family="paragraph" style:parent-style-name="Text_20_body">
      <style:text-properties officeooo:paragraph-rsid="0007ac9b"/>
    </style:style>
    <style:style style:name="P4" style:family="paragraph" style:parent-style-name="Text_20_body" style:list-style-name="L1">
      <style:paragraph-properties fo:margin-top="0in" fo:margin-bottom="0in" loext:contextual-spacing="false"/>
    </style:style>
    <style:style style:name="T1" style:family="text">
      <style:text-properties officeooo:rsid="0007ac9b"/>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active Volunteer</text:p>
      <text:p text:style-name="P1"/>
      <text:p text:style-name="P1"/>
      <text:p text:style-name="P1"/>
      <text:p text:style-name="P1">The facility is implemented by</text:p>
      <text:list xml:id="list1990294657677553369" text:style-name="L1">
        <text:list-item>
          <text:p text:style-name="P4"><text:span text:style-name="T1">defining</text:span> a <text:span text:style-name="T1">new</text:span> 'special' mailing list named 'Inactive'. </text:p>
        </text:list-item>
        <text:list-item>
          <text:p text:style-name="P4"><text:span text:style-name="T1">loave</text:span> all mailing lists for those identified as no longer active (this would preclude receiving any notices sent to active volunteers),</text:p>
        </text:list-item>
        <text:list-item>
          <text:p text:style-name="P4"><text:span text:style-name="T1">update the supporter record and </text:span>add the mailing list 'Inactive' (thus identifying the supporter as a prior volunteer), </text:p>
        </text:list-item>
        <text:list-item>
          <text:p text:style-name="P4">reclassify the supporter as a 'non-volunteer' (they are reclassified as a member or donor), </text:p>
        </text:list-item>
        <text:list-item>
          <text:p text:style-name="P2">for admin users, a link on the 'Send Mail' page is provided to allow sending of an email message to all supporters that have been designated as 'Inactive' regardless of their member status.</text:p>
        </text:list-item>
      </text:list>
      <text:p text:style-name="P3">Doing these steps: 1. remove<text:span text:style-name="T1">s</text:span> <text:span text:style-name="T1">inactive supporters </text:span>from the volunteer roster <text:span text:style-name="T1">and</text:span>, 2. <text:span text:style-name="T1">allow</text:span> the ability to identify those that have trained and served as volunteers in case it were ever necessary to appeal to get extra, trained, qualified volunteers in case of an emergency, for exampl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Klinzman</meta:initial-creator>
    <meta:creation-date>2010-04-13T12:05:18</meta:creation-date>
    <dc:date>2015-06-07T19:36:55.252036450</dc:date>
    <dc:creator>Dave Klinzman</dc:creator>
    <meta:editing-duration>PT1H18M17S</meta:editing-duration>
    <meta:editing-cycles>3</meta:editing-cycles>
    <meta:generator>LibreOffice/4.4.2.2$Linux_X86_64 LibreOffice_project/40m0$Build-2</meta:generator>
    <meta:document-statistic meta:table-count="0" meta:image-count="0" meta:object-count="0" meta:page-count="1" meta:paragraph-count="8" meta:word-count="153" meta:character-count="934" meta:non-whitespace-character-count="791"/>
  </office:meta>
</office:document-meta>
</file>